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  <text:p text:style-name="P1"/>
      <text:p text:style-name="P1">Mon Dec 25, 2017 <text:span text:style-name="T1">no running</text:span></text:p>
      <text:p text:style-name="P1"/>
      <text:p text:style-name="P1">Tues Dec 26, 2017 <text:span text:style-name="T1">5.5 miles</text:span></text:p>
      <text:p text:style-name="P1">On a treadmill at the Vernon YMCA I ran 2 miles at various paces, some as fast as 7:41 and averaged 9:00/mile. <text:s/>I rested 4 minutes and ran 2.75 miles with a 0.25 lead into the run and a ½ mile jog after. <text:s/>The first 2.25 miles of the run were at 8:00/mile and the last ½ mile was at 7:47/mile. Time for 2.75 miles: 21:54</text:p>
      <text:p text:style-name="P1"/>
      <text:p text:style-name="P1">Wed Dec 27, 2017 <text:s/><text:span text:style-name="T1">5 miles</text:span> </text:p>
      <text:p text:style-name="P1">On a treadmill at the Vernon YMCA I ran 4 miles in 36:00 or 9:00/mile. Then I walked 1 mile in 14:00.</text:p>
      <text:p text:style-name="P1"/>
      <text:p text:style-name="P1">Thur Dec 28, 2017 <text:span text:style-name="T1">5.5 miles</text:span> </text:p>
      <text:p text:style-name="P1">On a treadmill at the Vernon YMCA I ran 5 miles in 47:28 or 9:30/mile. <text:s/>The approximate splits were: 10:00, 9:45, 9:30, 9:15, 9:00. <text:s/>Then I warmed down with a ½ mile in 5:00.</text:p>
      <text:p text:style-name="P1"/>
      <text:p text:style-name="P1">Fri Dec 29, 2017 <text:span text:style-name="T1">6 miles</text:span> </text:p>
      <text:p text:style-name="P1">I ran on a treadmill at the Vernon YMCA with the incline at 1%. <text:s/></text:p>
      <text:p text:style-name="P1">I warmed up with 1.5 miles in 15:00.</text:p>
      <text:p text:style-name="P1">Then I ran 4 x ½ mile and 1 x 1 mile with a ¼ mile jog before each run. <text:s/>The jogs were all about 3:00. <text:s/>The times for the runs were: 4:30, 4:30, 4:15, 4:15 and 8:00. <text:s/>I warmed down with ½ mile in about 5:00.</text:p>
      <text:p text:style-name="P1"/>
      <text:p text:style-name="P2">31.5 miles in the last wee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9T13:00:29.22</dc:date>
    <dc:creator>James Lombardi</dc:creator>
    <meta:editing-duration>PT15H1M43S</meta:editing-duration>
    <meta:editing-cycles>97</meta:editing-cycles>
    <meta:generator>OpenOffice/4.1.2$Win32 OpenOffice.org_project/412m3$Build-9782</meta:generator>
    <meta:document-statistic meta:table-count="0" meta:image-count="0" meta:object-count="0" meta:page-count="11" meta:paragraph-count="215" meta:word-count="3783" meta:character-count="18242"/>
  </office:meta>
</office:document-meta>
</file>